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19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27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5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6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59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83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53cm" svg:height="0.333cm" svg:x="5.717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1cm" svg:height="0.333cm" svg:x="8.291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4cm" svg:height="0.333cm" svg:x="14.426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cm" svg:height="0.333cm" svg:x="10.108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9cm" svg:height="0.333cm" svg:x="9.21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cm" svg:height="0.333cm" svg:x="11.826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9cm" svg:height="0.333cm" svg:x="10.93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33cm" svg:x="17.117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cm" svg:height="0.333cm" svg:x="16.199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33cm" svg:x="13.587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7:05:33.033682282</dc:date>
    <meta:editing-duration>PT1H28M3S</meta:editing-duration>
    <meta:editing-cycles>26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</table:table-cell>
              <table:table-cell office:value-type="float" office:value="10.55">
                <text:p>10.55</text:p>
              </table:table-cell>
              <table:table-cell office:value-type="float" office:value="98.79">
                <text:p>98.79</text:p>
              </table:table-cell>
              <table:table-cell office:value-type="float" office:value="10.19">
                <text:p>10.19</text:p>
              </table:table-cell>
              <table:table-cell office:value-type="float" office:value="2.50999999999999">
                <text:p>2.50999999999999</text:p>
              </table:table-cell>
              <table:table-cell office:value-type="float" office:value="0.4">
                <text:p>0.4</text:p>
              </table:table-cell>
              <table:table-cell office:value-type="float" office:value="8.83999999999999">
                <text:p>8.83999999999999</text:p>
              </table:table-cell>
              <table:table-cell office:value-type="float" office:value="67.4">
                <text:p>67.4</text:p>
              </table:table-cell>
              <table:table-cell office:value-type="float" office:value="2.47999999999999">
                <text:p>2.47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49">
                <text:p>99.49</text:p>
              </table:table-cell>
              <table:table-cell office:value-type="float" office:value="90.65">
                <text:p>90.65</text:p>
              </table:table-cell>
              <table:table-cell office:value-type="float" office:value="99.66">
                <text:p>99.66</text:p>
              </table:table-cell>
              <table:table-cell office:value-type="float" office:value="99.58">
                <text:p>99.58</text:p>
              </table:table-cell>
              <table:table-cell office:value-type="float" office:value="99.23">
                <text:p>99.23</text:p>
              </table:table-cell>
              <table:table-cell office:value-type="float" office:value="38.87">
                <text:p>38.87</text:p>
              </table:table-cell>
              <table:table-cell office:value-type="float" office:value="99.91">
                <text:p>99.91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6716666666667">
                <text:p>62.6716666666667</text:p>
              </table:table-cell>
              <table:table-cell office:value-type="float" office:value="98.4528571428571">
                <text:p>98.4528571428571</text:p>
              </table:table-cell>
            </table:table-row>
            <table:table-row>
              <table:table-cell office:value-type="string">
                <text:p>IPC=3.0</text:p>
              </table:table-cell>
              <table:table-cell office:value-type="float" office:value="0.619999999999998">
                <text:p>0.619999999999998</text:p>
              </table:table-cell>
              <table:table-cell office:value-type="float" office:value="91.09">
                <text:p>91.09</text:p>
              </table:table-cell>
              <table:table-cell office:value-type="float" office:value="7.91">
                <text:p>7.91</text:p>
              </table:table-cell>
              <table:table-cell office:value-type="float" office:value="1.22">
                <text:p>1.22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1.05999999999999">
                <text:p>1.05999999999999</text:p>
              </table:table-cell>
              <table:table-cell office:value-type="float" office:value="30.49">
                <text:p>30.49</text:p>
              </table:table-cell>
              <table:table-cell office:value-type="float" office:value="2">
                <text:p>2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35">
                <text:p>99.35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70.3">
                <text:p>70.3</text:p>
              </table:table-cell>
              <table:table-cell office:value-type="float" office:value="14.03">
                <text:p>14.03</text:p>
              </table:table-cell>
              <table:table-cell office:value-type="float" office:value="99.83">
                <text:p>99.83</text:p>
              </table:table-cell>
              <table:table-cell office:value-type="float" office:value="99.84">
                <text:p>99.84</text:p>
              </table:table-cell>
              <table:table-cell office:value-type="float" office:value="NaN">
                <text:p>NaN</text:p>
              </table:table-cell>
              <table:table-cell office:value-type="float" office:value="49.9533333333333">
                <text:p>49.9533333333333</text:p>
              </table:table-cell>
              <table:table-cell office:value-type="float" office:value="97.18">
                <text:p>97.18</text:p>
              </table:table-cell>
            </table:table-row>
            <table:table-row>
              <table:table-cell office:value-type="string">
                <text:p>IPC=3.5</text:p>
              </table:table-cell>
              <table:table-cell office:value-type="float" office:value="0">
                <text:p>0</text:p>
              </table:table-cell>
              <table:table-cell office:value-type="float" office:value="27.06">
                <text:p>27.06</text:p>
              </table:table-cell>
              <table:table-cell office:value-type="float" office:value="6.25">
                <text:p>6.25</text:p>
              </table:table-cell>
              <table:table-cell office:value-type="float" office:value="0.479999999999992">
                <text:p>0.479999999999992</text:p>
              </table:table-cell>
              <table:table-cell office:value-type="float" office:value="0">
                <text:p>0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4.14">
                <text:p>4.14</text:p>
              </table:table-cell>
              <table:table-cell office:value-type="float" office:value="0.2">
                <text:p>0.2</text:p>
              </table:table-cell>
              <table:table-cell office:value-type="float" office:value="99.85">
                <text:p>99.85</text:p>
              </table:table-cell>
              <table:table-cell office:value-type="float" office:value="99.73">
                <text:p>99.73</text:p>
              </table:table-cell>
              <table:table-cell office:value-type="float" office:value="94.6">
                <text:p>94.6</text:p>
              </table:table-cell>
              <table:table-cell office:value-type="float" office:value="64.26">
                <text:p>64.26</text:p>
              </table:table-cell>
              <table:table-cell office:value-type="float" office:value="0">
                <text:p>0</text:p>
              </table:table-cell>
              <table:table-cell office:value-type="float" office:value="99.53">
                <text:p>99.53</text:p>
              </table:table-cell>
              <table:table-cell office:value-type="float" office:value="5.39">
                <text:p>5.39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99.83">
                <text:p>99.83</text:p>
              </table:table-cell>
              <table:table-cell office:value-type="float" office:value="76.63">
                <text:p>76.63</text:p>
              </table:table-cell>
              <table:table-cell office:value-type="float" office:value="NaN">
                <text:p>NaN</text:p>
              </table:table-cell>
              <table:table-cell office:value-type="float" office:value="37.7183333333333">
                <text:p>37.7183333333333</text:p>
              </table:table-cell>
              <table:table-cell office:value-type="float" office:value="90.6328571428571">
                <text:p>90.6328571428571</text:p>
              </table:table-cell>
            </table:table-row>
            <table:table-row>
              <table:table-cell office:value-type="string">
                <text:p>IPC=4.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3">
                <text:p>4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9999999999999">
                <text:p>0.109999999999999</text:p>
              </table:table-cell>
              <table:table-cell office:value-type="float" office:value="0.239999999999996">
                <text:p>0.239999999999996</text:p>
              </table:table-cell>
              <table:table-cell office:value-type="float" office:value="0.0099999999999989">
                <text:p>0.0099999999999989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5.91">
                <text:p>45.91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7">
                <text:p>99.7</text:p>
              </table:table-cell>
              <table:table-cell office:value-type="float" office:value="61.74">
                <text:p>61.74</text:p>
              </table:table-cell>
              <table:table-cell office:value-type="float" office:value="NaN">
                <text:p>NaN</text:p>
              </table:table-cell>
              <table:table-cell office:value-type="float" office:value="22.8277777777778">
                <text:p>22.8277777777778</text:p>
              </table:table-cell>
              <table:table-cell office:value-type="float" office:value="58.0728571428571">
                <text:p>58.0728571428571</text:p>
              </table:table-cell>
            </table:table-row>
            <table:table-row>
              <table:table-cell office:value-type="string">
                <text:p>IPC=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">
                <text:p>0</text:p>
              </table:table-cell>
              <table:table-cell office:value-type="float" office:value="30.23">
                <text:p>30.23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.21777777777777">
                <text:p>7.21777777777777</text:p>
              </table:table-cell>
              <table:table-cell office:value-type="float" office:value="18.56">
                <text:p>18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